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border="0.0034in solid #000000" fo:padding="0.0138in" style:shadow="non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border="0.0034in solid #000000" fo:padding="0.0138in" style:shadow="none"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border="0.0034in solid #000000" fo:padding="0.0138in" style:shadow="none" fo:text-align="center"/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border="0.0034in solid #000000" fo:padding="0.0138in" style:shadow="none" fo:text-align="center"/>
      <style:text-properties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InhaltsverzeichnisÜberschrift" style:family="paragraph">
      <style:paragraph-properties fo:break-before="page"/>
    </style:style>
    <style:style style:name="P20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21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22" style:parent-style-name="Verzeichnis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23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24" style:parent-style-name="Verzeichnis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25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26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27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28" style:parent-style-name="Verzeichnis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29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30" style:parent-style-name="Verzeichnis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31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32" style:parent-style-name="Verzeichnis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33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34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35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36" style:parent-style-name="Verzeichnis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37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38" style:parent-style-name="Verzeichnis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39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40" style:parent-style-name="Überschrift1" style:master-page-name="MP1" style:family="paragraph">
      <style:paragraph-properties fo:break-before="page"/>
    </style:style>
    <style:style style:name="P41" style:parent-style-name="Überschrift1" style:family="paragraph">
      <style:paragraph-properties fo:break-before="page"/>
    </style:style>
    <style:style style:name="P42" style:parent-style-name="Textkörper" style:family="paragraph">
      <style:paragraph-properties fo:margin-top="0.1666in"/>
    </style:style>
    <style:style style:name="P43" style:parent-style-name="Textkörper" style:family="paragraph">
      <style:paragraph-properties fo:margin-top="0.1666in"/>
    </style:style>
    <style:style style:name="P44" style:parent-style-name="Überschrift2" style:family="paragraph">
      <style:paragraph-properties fo:break-before="page"/>
    </style:style>
    <style:style style:name="TableColumn46" style:family="table-column">
      <style:table-column-properties style:column-width="0.4687in"/>
    </style:style>
    <style:style style:name="TableColumn47" style:family="table-column">
      <style:table-column-properties style:column-width="1.6736in"/>
    </style:style>
    <style:style style:name="TableColumn48" style:family="table-column">
      <style:table-column-properties style:column-width="2.1659in"/>
    </style:style>
    <style:style style:name="TableColumn49" style:family="table-column">
      <style:table-column-properties style:column-width="2.5347in"/>
    </style:style>
    <style:style style:name="Table45" style:family="table">
      <style:table-properties style:width="6.843in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Textkörper" style:family="paragraph">
      <style:text-properties fo:font-weight="bold" style:font-weight-asian="bold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Textkörper" style:family="paragraph">
      <style:text-properties fo:font-weight="bold" style:font-weight-asian="bold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Textkörper" style:family="paragraph">
      <style:text-properties fo:font-weight="bold" style:font-weight-asian="bold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Textkörper" style:family="paragraph">
      <style:text-properties fo:font-weight="bold" style:font-weight-asian="bold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Textkörper" style:family="paragraph">
      <style:text-properties style:font-name-complex="Times New Roman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Textkörper" style:family="paragraph">
      <style:text-properties style:font-name-complex="Times New Roman"/>
    </style:style>
    <style:style style:name="P64" style:parent-style-name="Textkörper" style:family="paragraph">
      <style:text-properties style:font-name-complex="Times New Roman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T66" style:parent-style-name="Absatz-Standardschriftart" style:family="text">
      <style:text-properties style:font-name-asian="Times New Roman" style:font-name-complex="Times New Roman" fo:color="#000000" style:letter-kerning="false" style:language-asian="de" style:country-asian="AT" style:language-complex="ar" style:country-complex="SA"/>
    </style:style>
    <style:style style:name="T67" style:parent-style-name="Absatz-Standardschriftart" style:family="text">
      <style:text-properties style:font-name-asian="Times New Roman" style:font-name-complex="Times New Roman" fo:color="#000000" style:letter-kerning="false" style:language-asian="de" style:country-asian="AT" style:language-complex="ar" style:country-complex="SA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Textkörper" style:family="paragraph">
      <style:text-properties style:font-name-complex="Times New Roman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Textkörper" style:family="paragraph">
      <style:text-properties style:font-name-complex="Times New Roman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Textkörper" style:family="paragraph">
      <style:text-properties style:font-name-complex="Times New Roman"/>
    </style:style>
    <style:style style:name="P75" style:parent-style-name="Textkörper" style:family="paragraph">
      <style:text-properties style:font-name-complex="Times New Roman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Textkörper" style:family="paragraph">
      <style:text-properties style:font-name-complex="Times New Roman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Textkörper" style:family="paragraph">
      <style:text-properties style:font-name-complex="Times New Roman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Textkörper" style:family="paragraph">
      <style:text-properties style:font-name-complex="Times New Roman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Textkörper" style:family="paragraph">
      <style:text-properties style:font-name-complex="Times New Roman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Textkörper" style:family="paragraph">
      <style:text-properties style:font-name-complex="Times New Roman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Textkörper" style:family="paragraph">
      <style:text-properties style:font-name-complex="Times New Roman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Textkörper" style:family="paragraph">
      <style:text-properties style:font-name-complex="Times New Roman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Textkörper" style:family="paragraph">
      <style:text-properties style:font-name-complex="Times New Roman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Textkörper" style:family="paragraph">
      <style:text-properties style:font-name-complex="Times New Roman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Textkörper" style:family="paragraph">
      <style:text-properties style:font-name-complex="Times New Roman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Textkörper" style:family="paragraph">
      <style:text-properties style:font-name-complex="Times New Roman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Textkörper" style:family="paragraph">
      <style:text-properties style:font-name-complex="Times New Roman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Textkörper" style:family="paragraph">
      <style:text-properties style:font-name-complex="Times New Roman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Textkörper" style:family="paragraph">
      <style:text-properties style:font-name-complex="Times New Roman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Textkörper" style:family="paragraph">
      <style:text-properties style:font-name-complex="Times New Roman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Textkörper" style:family="paragraph">
      <style:text-properties style:font-name-complex="Times New Roman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Textkörper" style:family="paragraph">
      <style:text-properties style:font-name-complex="Times New Roman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Textkörper" style:family="paragraph">
      <style:text-properties style:font-name-complex="Times New Roman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Textkörper" style:family="paragraph">
      <style:text-properties style:font-name-complex="Times New Roman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Textkörper" style:family="paragraph">
      <style:text-properties style:font-name-complex="Times New Roman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Textkörper" style:family="paragraph">
      <style:text-properties style:font-name-complex="Times New Roman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Textkörper" style:family="paragraph">
      <style:text-properties style:font-name-complex="Times New Roman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Textkörper" style:family="paragraph">
      <style:text-properties style:font-name-complex="Times New Roman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Textkörper" style:family="paragraph">
      <style:text-properties style:font-name-complex="Times New Roman"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Textkörper" style:family="paragraph">
      <style:text-properties style:font-name-complex="Times New Roman"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Textkörper" style:family="paragraph">
      <style:text-properties style:font-name-complex="Times New Roman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Textkörper" style:family="paragraph">
      <style:text-properties style:font-name-complex="Times New Roman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Textkörper" style:family="paragraph">
      <style:text-properties style:font-name-complex="Times New Roman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Textkörper" style:family="paragraph">
      <style:text-properties style:font-name-complex="Times New Roman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Textkörper" style:family="paragraph">
      <style:text-properties style:font-name-complex="Times New Roman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Textkörper" style:family="paragraph">
      <style:text-properties style:font-name-complex="Times New Roman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Textkörper" style:family="paragraph">
      <style:text-properties style:font-name-complex="Times New Roman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Textkörper" style:family="paragraph">
      <style:text-properties style:font-name-complex="Times New Roman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Textkörper" style:family="paragraph">
      <style:text-properties style:font-name-complex="Times New Roman"/>
    </style:style>
    <style:style style:name="P152" style:parent-style-name="Überschrift1" style:family="paragraph">
      <style:paragraph-properties fo:break-before="page"/>
    </style:style>
    <style:style style:name="P153" style:parent-style-name="Listenabsatz" style:family="paragraph"/>
    <style:style style:name="P154" style:parent-style-name="Listenabsatz" style:family="paragraph"/>
    <style:style style:name="T155" style:parent-style-name="Absatz-Standardschriftart" style:family="text">
      <style:text-properties style:language-asian="de" style:country-asian="AT" style:language-complex="ar" style:country-complex="SA"/>
    </style:style>
    <style:style style:name="P156" style:parent-style-name="Listenabsatz" style:family="paragraph"/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 0in 0in 0in)" style:shadow="0.10803in 0.10803in 2pc #333333"/>
    </style:style>
  </office:automatic-styles>
  <office:body>
    <office:text text:use-soft-page-breaks="true">
      <text:p text:style-name="P1"/>
      <text:p text:style-name="P2">Enterprise Information Systems –<text:s/></text:p>
      <text:p text:style-name="P3">Business- &amp; Management-Prozesse</text:p>
      <text:p text:style-name="P4"/>
      <text:p text:style-name="P5"/>
      <text:p text:style-name="P6">Gruppe XY</text:p>
      <text:p text:style-name="P7">Name<text:s/>(Matrikelnummer/Studienkennzahl)</text:p>
      <text:p text:style-name="P8">Name (Matrikelnummer/Studienkennzahl)</text:p>
      <text:p text:style-name="P9">Name (Matrikelnummer/Studienkennzahl)</text:p>
      <text:p text:style-name="P10"/>
      <text:p text:style-name="P11"/>
      <text:p text:style-name="P12">Wien, Mai 2014</text:p>
      <text:p text:style-name="P13"/>
      <text:p text:style-name="P14">Übungsteil: Kurzbeschreibung</text:p>
      <text:p text:style-name="P15"/>
      <text:list text:style-name="LFO1" text:continue-numbering="true">
        <text:list-item>
          <text:p text:style-name="P16">Beschreibung der CPPI-Strategie<text:s/>– Max. 5 Punkte</text:p>
        </text:list-item>
        <text:list-item>
          <text:p text:style-name="P17">Zuordnung eines PDCA-Management-Infrastruktur<text:s/>– Max. 10 Punkte</text:p>
        </text:list-item>
        <text:list-item>
          <text:p text:style-name="P18">Implementierung &amp;<text:s/>Dokumentation der Implementierung<text:s/>– Max. 15 Punkte</text:p>
        </text:list-item>
      </text:list>
      <text:p text:style-name="Standard"/>
      <text:p text:style-name="Standard"/>
      <text:soft-page-break/>
      <text:p text:style-name="P19">Inhaltsverzeichni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387315869" office:target-frame-name="_top" xlink:show="replace"><text:span text:style-name="Hyperlink">1</text:span><text:span text:style-name="T21"><text:tab/></text:span><text:span text:style-name="Hyperlink">Beschreibung der CPPI-Strategie</text:span><text:tab/>3</text:a></text:p>
          <text:p text:style-name="P22"><text:a xlink:href="#_Toc387315870" office:target-frame-name="_top" xlink:show="replace"><text:span text:style-name="Hyperlink">1.0</text:span><text:span text:style-name="T23"><text:tab/></text:span><text:span text:style-name="Hyperlink">Beschreibung der Aufgabenstellung</text:span><text:tab/>3</text:a></text:p>
          <text:p text:style-name="P24"><text:a xlink:href="#_Toc387315871" office:target-frame-name="_top" xlink:show="replace"><text:span text:style-name="Hyperlink">1.1</text:span><text:span text:style-name="T25"><text:tab/></text:span><text:span text:style-name="Hyperlink">Lösung</text:span><text:tab/>3</text:a></text:p>
          <text:p text:style-name="P26"><text:a xlink:href="#_Toc387315872" office:target-frame-name="_top" xlink:show="replace"><text:span text:style-name="Hyperlink">2</text:span><text:span text:style-name="T27"><text:tab/></text:span><text:span text:style-name="Hyperlink">Zuordnung eines PDCA-Management-Infrastruktur</text:span><text:tab/>4</text:a></text:p>
          <text:p text:style-name="P28"><text:a xlink:href="#_Toc387315873" office:target-frame-name="_top" xlink:show="replace"><text:span text:style-name="Hyperlink">2.0</text:span><text:span text:style-name="T29"><text:tab/></text:span><text:span text:style-name="Hyperlink">Beschreibung der Aufgabenstellung</text:span><text:tab/>4</text:a></text:p>
          <text:p text:style-name="P30"><text:a xlink:href="#_Toc387315874" office:target-frame-name="_top" xlink:show="replace"><text:span text:style-name="Hyperlink">2.1</text:span><text:span text:style-name="T31"><text:tab/></text:span><text:span text:style-name="Hyperlink">MGT-Aktivitätsdiagramm inkl. Begründung</text:span><text:tab/>4</text:a></text:p>
          <text:p text:style-name="P32"><text:a xlink:href="#_Toc387315875" office:target-frame-name="_top" xlink:show="replace"><text:span text:style-name="Hyperlink">2.2</text:span><text:span text:style-name="T33"><text:tab/></text:span><text:span text:style-name="Hyperlink">Aktivitäten und Informationen</text:span><text:tab/>5</text:a></text:p>
          <text:p text:style-name="P34"><text:a xlink:href="#_Toc387315876" office:target-frame-name="_top" xlink:show="replace"><text:span text:style-name="Hyperlink">3</text:span><text:span text:style-name="T35"><text:tab/></text:span><text:span text:style-name="Hyperlink">Dokumentation der Implementierung</text:span><text:tab/>6</text:a></text:p>
          <text:p text:style-name="P36"><text:a xlink:href="#_Toc387315877" office:target-frame-name="_top" xlink:show="replace"><text:span text:style-name="Hyperlink">3.0</text:span><text:span text:style-name="T37"><text:tab/></text:span><text:span text:style-name="Hyperlink">Beschreibung der Aufgabenstellung</text:span><text:tab/>6</text:a></text:p>
          <text:p text:style-name="P38"><text:a xlink:href="#_Toc387315878" office:target-frame-name="_top" xlink:show="replace"><text:span text:style-name="Hyperlink">3.1</text:span><text:span text:style-name="T39"><text:tab/></text:span><text:span text:style-name="Hyperlink">Lösung</text:span><text:tab/>6</text:a></text:p>
        </text:index-body>
      </text:table-of-content>
      <text:p text:style-name="Standard"/>
      <text:h text:style-name="P40" text:outline-level="1"><text:bookmark-start text:name="_Toc387315869"/><text:soft-page-break/>Beschreibung der CPPI-Strategie<text:bookmark-end text:name="_Toc387315869"/></text:h>
      <text:p text:style-name="Textkörper"/>
      <text:h text:style-name="Überschrift2" text:outline-level="2"><text:bookmark-start text:name="_Toc387315870"/>Beschreibung der Aufgabenstellung<text:bookmark-end text:name="_Toc387315870"/></text:h>
      <text:p text:style-name="Textkörper">Beschreibung der CPPI-Strategie mit eigenen Worten. Identifizieren und beschreiben Sie dabei die beteiligten Aktivitäten und Datenflüsse.</text:p>
      <text:h text:style-name="Überschrift2" text:outline-level="2"><text:bookmark-start text:name="_Toc387315871"/>Lösung<text:bookmark-end text:name="_Toc387315871"/></text:h>
      <text:h text:style-name="P41" text:outline-level="1"><text:bookmark-start text:name="_Toc387315872"/><text:soft-page-break/>Zuordnung eines PDCA-Management-Infrastruktur<text:bookmark-end text:name="_Toc387315872"/></text:h>
      <text:p text:style-name="Textkörper"/>
      <text:h text:style-name="Überschrift2" text:outline-level="2"><text:bookmark-start text:name="_Toc387315873"/>Beschreibung der Aufgabenstellung<text:bookmark-end text:name="_Toc387315873"/></text:h>
      <text:p text:style-name="Textkörper">Ordnen Sie die identifizierten Aktivitäten einer PDCA-Management-Infrastruktur (Aktivitäten und Informationsobjekte) zu. Begründete Entscheidung für eine konkrete Management-Infrastruktur, welche zur Implementierung der CPPI-Strategie verwendet wird.<text:s/></text:p>
      <text:h text:style-name="Überschrift2" text:outline-level="2"><text:bookmark-start text:name="_Toc387315874"/>MGT-Aktivitätsdiagramm<text:s/>inkl. Begründung<text:bookmark-end text:name="_Toc387315874"/></text:h>
      <text:p text:style-name="P42"><draw:frame draw:z-index="0" draw:id="id0" draw:style-name="a0" draw:name="Object 1" text:anchor-type="as-char" svg:x="0in" svg:y="0in" svg:width="6.68819in" svg:height="5.56806in" style:rel-width="scale" style:rel-height="scale"><draw:object-ole draw:class-id="00021A14-0000-0000-C000-000000000046" xlink:href="Object 1" xlink:type="simple" xlink:show="embed" xlink:actuate="onLoad"/><draw:image xlink:href="ObjectReplacements/Object 1" xlink:type="simple" xlink:show="embed" xlink:actuate="onLoad"/><svg:desc/></draw:frame></text:p>
      <text:p text:style-name="P43"/>
      <text:h text:style-name="P44" text:outline-level="2"><text:bookmark-start text:name="_Toc387315875"/><text:soft-page-break/>Aktivitäten und Informationen<text:bookmark-end text:name="_Toc387315875"/></text:h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Nr.</text:p>
          </table:table-cell>
          <table:table-cell table:style-name="TableCell53">
            <text:p text:style-name="P54">Stereotyp</text:p>
          </table:table-cell>
          <table:table-cell table:style-name="TableCell55">
            <text:p text:style-name="P56">Bezeichnung</text:p>
          </table:table-cell>
          <table:table-cell table:style-name="TableCell57">
            <text:p text:style-name="P58">Beschreibung</text:p>
          </table:table-cell>
        </table:table-row>
        <table:table-row table:style-name="TableRow59">
          <table:table-cell table:style-name="TableCell60">
            <text:p text:style-name="P61">1</text:p>
          </table:table-cell>
          <table:table-cell table:style-name="TableCell62">
            <text:p text:style-name="P63">[Plan]</text:p>
            <text:p text:style-name="P64">Aktivität</text:p>
          </table:table-cell>
          <table:table-cell table:style-name="TableCell65">
            <text:p text:style-name="Textkörper"><text:span text:style-name="T66">Planung von<text:s/></text:span><text:span text:style-name="T67">…</text:span></text:p>
          </table:table-cell>
          <table:table-cell table:style-name="TableCell68">
            <text:p text:style-name="P69">…</text:p>
          </table:table-cell>
        </table:table-row>
        <table:table-row table:style-name="TableRow70">
          <table:table-cell table:style-name="TableCell71">
            <text:p text:style-name="P72">1a</text:p>
          </table:table-cell>
          <table:table-cell table:style-name="TableCell73">
            <text:p text:style-name="P74">[Objective]</text:p>
            <text:p text:style-name="P75">Information</text:p>
          </table:table-cell>
          <table:table-cell table:style-name="TableCell76">
            <text:p text:style-name="P77">…</text:p>
          </table:table-cell>
          <table:table-cell table:style-name="TableCell78">
            <text:p text:style-name="P79">…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</table:table>
      <text:p text:style-name="Textkörper"/>
      <text:p text:style-name="Standard"/>
      <text:h text:style-name="P152" text:outline-level="1"><text:bookmark-start text:name="_Toc387315876"/><text:soft-page-break/>Dokumentation der Implementierung<text:bookmark-end text:name="_Toc387315876"/></text:h>
      <text:p text:style-name="Textkörper"/>
      <text:h text:style-name="Überschrift2" text:outline-level="2"><text:bookmark-start text:name="_Toc387315877"/>Beschreibung der Aufgabenstellung<text:bookmark-end text:name="_Toc387315877"/></text:h>
      <text:p text:style-name="Textkörper"/>
      <text:p text:style-name="Standard">Implementieren Sie die CPPI-Strategie. Verwenden Sie dafür die vorgesehenen abstrakten Klassen. Dokumentieren Sie welche Klassen und Methoden konkret welchen CPPI-Aktivitäten entsprechen. Verwenden Sie dafür Code-Snippets für eine detaillierte Beschreibung. (Programmierer-Perspektive).</text:p>
      <text:p text:style-name="Standard"/>
      <text:p text:style-name="Standard">Im Source-Code finden Sie im Ordner „src“<text:s/>folgende<text:s/>Pakete:</text:p>
      <text:list text:style-name="LFO11" text:continue-numbering="true">
        <text:list-item>
          <text:p text:style-name="P153">at.ac.tuwien.imw.pdca</text:p>
        </text:list-item>
      </text:list>
      <text:p text:style-name="Listenabsatz">Hier befinden sich alle abstrakte Klassen und Interfaces die Sie für eine Implementierung benötigen. Je nachdem welche Management-Infrastruktur gewählt wird, sollen die jeweiligen Klasse ableiten und implementiert werden. Hier sollen Sie KEINE Änderung vornehmen!</text:p>
      <text:list text:style-name="LFO11" text:continue-numbering="true">
        <text:list-item>
          <text:p text:style-name="P154">at.ac.tuwien.imw.pdca.cppi</text:p>
        </text:list-item>
      </text:list>
      <text:p text:style-name="Listenabsatz">In diesen Packet<text:s/>sollen die abgeleiteten Klassen angelegt werden und implementiert werden.</text:p>
      <text:p text:style-name="Listenabsatz">Zum Beispiel:</text:p>
      <text:p text:style-name="Listenabsatz"><text:span text:style-name="T155"><draw:frame draw:style-name="a1" draw:name="Bild 476" text:anchor-type="as-char" svg:x="0in" svg:y="0in" svg:width="5.55972in" svg:height="0.15972in" style:rel-width="scale" style:rel-height="scale"><draw:image xlink:href="media/image1.png" xlink:type="simple" xlink:show="embed" xlink:actuate="onLoad"/><svg:desc/></draw:frame></text:span></text:p>
      <text:list text:style-name="LFO11" text:continue-numbering="true">
        <text:list-item>
          <text:p text:style-name="P156">at.ac.tuwien.imw.pdca.cppi.service</text:p>
        </text:list-item>
      </text:list>
      <text:p text:style-name="Listenabsatz">Hier befindet sich unter anderen die Klasse „CPPISimulation.java“ die die Main-Methode enthält. Hier sollen die verschiedenen Prozesse gestartet werden.</text:p>
      <text:h text:style-name="Überschrift2" text:outline-level="2"><text:bookmark-start text:name="_Toc387315878"/>Lösung<text:bookmark-end text:name="_Toc387315878"/>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AT" style:language-asian="de" style:country-asian="AT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Textkörper" style:default-outline-level="1">
      <style:paragraph-properties fo:keep-with-next="always" fo:margin-top="0.1666in" fo:margin-bottom="0.0833in"/>
      <style:text-properties style:font-name="Arial" fo:font-weight="bold" style:font-weight-asian="bold" style:font-weight-complex="bold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Textkörper" style:default-outline-level="2">
      <style:paragraph-properties fo:keep-with-next="always" fo:margin-top="0.1666in" fo:margin-bottom="0.0833in"/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Standard" style:display-name="Standard" style:family="paragraph">
      <style:paragraph-properties fo:widows="0" fo:orphans="0"/>
      <style:text-properties style:font-name-asian="DejaVu Sans" style:font-name-complex="DejaVu Sans" style:letter-kerning="true" fo:font-size="12pt" style:font-size-asian="12pt" style:font-size-complex="12pt" style:language-asian="hi" style:country-asian="IN" style:language-complex="hi" style:country-complex="IN" fo:hyphenate="false"/>
    </style:style>
    <style:style style:name="Absatz-Standardschriftart" style:display-name="Absatz-Standardschriftart" style:family="text"/>
    <style:style style:name="InhaltsverzeichnisÜberschrift" style:display-name="Inhaltsverzeichnis Überschrift" style:family="paragraph" style:parent-style-name="Standard">
      <style:paragraph-properties fo:keep-with-next="always" text:number-lines="false" fo:margin-top="0.1666in" fo:margin-bottom="0.0833in"/>
      <style:text-properties style:font-name="Arial" fo:font-weight="bold" style:font-weight-asian="bold" style:font-weight-complex="bold" fo:font-size="16pt" style:font-size-asian="16pt" style:font-size-complex="16pt"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Inhaltsverzeichnisüberschrift0" style:display-name="Inhaltsverzeichnisüberschrift" style:family="paragraph" style:parent-style-name="Überschrift1" style:next-style-name="Standard">
      <style:paragraph-properties fo:keep-together="always" fo:widows="2" fo:orphans="2" fo:margin-top="0.3333in" fo:margin-bottom="0in" fo:line-height="115%"/>
      <style:text-properties style:font-name="Cambria" style:font-name-asian="Times New Roman" style:font-name-complex="Times New Roman" fo:color="#365F91" style:letter-kerning="false" fo:font-size="14pt" style:font-size-asian="14pt" style:font-size-complex="14pt" fo:language="de" fo:country="DE" style:language-asian="en" style:country-asian="US" style:language-complex="ar" style:country-complex="SA" fo:hyphenate="false"/>
    </style:style>
    <style:style style:name="Verzeichnis1" style:display-name="Verzeichnis 1" style:family="paragraph" style:parent-style-name="Standard" style:next-style-name="Standard" style:auto-update="true">
      <style:text-properties style:font-name-complex="Mangal" style:font-size-complex="10.5pt"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left="0.1666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Dokumentstruktur" style:display-name="Dokumentstruktur" style:family="paragraph" style:parent-style-name="Standard">
      <style:text-properties style:font-name="Tahoma" style:font-name-complex="Mangal" fo:font-size="8pt" style:font-size-asian="8pt" style:font-size-complex="7pt" fo:hyphenate="false"/>
    </style:style>
    <style:style style:name="DokumentstrukturZchn" style:display-name="Dokumentstruktur Zchn" style:family="text" style:parent-style-name="Absatz-Standardschriftart">
      <style:text-properties style:font-name="Tahoma" style:font-name-asian="DejaVu Sans" style:font-name-complex="Mangal" style:letter-kerning="true" fo:font-size="8pt" style:font-size-asian="8pt" style:font-size-complex="7pt" style:language-asian="hi" style:country-asian="IN" style:language-complex="hi" style:country-complex="IN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Sprechblasentext" style:display-name="Sprechblasentext" style:family="paragraph" style:parent-style-name="Standard">
      <style:text-properties style:font-name="Tahoma" style:font-name-complex="Mangal" fo:font-size="8pt" style:font-size-asian="8pt" style:font-size-complex="7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asian="DejaVu Sans" style:font-name-complex="Mangal" style:letter-kerning="true" fo:font-size="8pt" style:font-size-asian="8pt" style:font-size-complex="7pt" style:language-asian="hi" style:country-asian="I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 text:space-before="0.25in" text:min-label-width="0.25in"/>
      </text:outline-level-style>
      <text:outline-level-style text:level="2" style:num-format="1" text:display-levels="2">
        <style:list-level-properties text:space-before="0in" text:min-label-width="0.4in"/>
      </text:outline-level-style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11LVL1" style:family="text">
      <style:text-properties style:font-name="Times New Roman" style:font-name-asian="DejaVu Sans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Enterprise Information Systems –</dc:title>
    <meta:initial-creator>David</meta:initial-creator>
    <dc:creator>David Reichl</dc:creator>
    <meta:creation-date>2014-05-09T08:12:00Z</meta:creation-date>
    <dc:date>2014-05-09T08:12:00Z</dc:date>
    <meta:template xlink:href="Übungsaufgabe%20-%20Vorlage" xlink:type="simple"/>
    <meta:editing-cycles>2</meta:editing-cycles>
    <meta:editing-duration>PT0S</meta:editing-duration>
    <meta:document-statistic meta:page-count="6" meta:paragraph-count="6" meta:word-count="446" meta:character-count="3254" meta:row-count="23" meta:non-whitespace-character-count="2814"/>
  </office:meta>
</office:document-meta>
</file>